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1" table:number-rows-repeated="1048500">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1">00/00/0000</text:date>, <text:time style:data-style-name="N2" text:time-value="16:02:39.1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1T16:03:00.129000000</dc:date>
    <meta:editing-duration>PT11H9M2S</meta:editing-duration>
    <meta:editing-cycles>268</meta:editing-cycles>
    <meta:document-statistic meta:table-count="1" meta:cell-count="299" meta:object-count="0"/>
  </office:meta>
</office:document-meta>
</file>